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eeeeee" draw:textarea-horizontal-align="justify" draw:textarea-vertical-align="top" draw:auto-grow-height="false" fo:min-height="11.577cm" fo:min-width="13.973cm"/>
    </style:style>
    <style:style style:name="gr2" style:family="graphic" style:parent-style-name="standard">
      <style:graphic-properties draw:fill-color="#99ccff" draw:textarea-horizontal-align="justify" draw:textarea-vertical-align="middle" draw:auto-grow-height="false" fo:min-height="1.687cm" fo:min-width="2.425cm" fo:wrap-option="no-wrap"/>
    </style:style>
    <style:style style:name="gr3" style:family="graphic" style:parent-style-name="objectwithoutfill">
      <style:graphic-properties svg:stroke-color="#004586" draw:marker-start="Arrow" draw:marker-start-width="0.3cm" draw:marker-end="Arrow" draw:marker-end-width="0.3cm" draw:fill="none" draw:textarea-vertical-align="middle"/>
    </style:style>
    <style:style style:name="gr4" style:family="graphic" style:parent-style-name="objectwithoutfill">
      <style:graphic-properties svg:stroke-color="#004586" draw:marker-start="" draw:marker-end="Arrow" draw:marker-end-width="0.3cm" draw:fill="none" draw:textarea-vertical-align="middle"/>
    </style:style>
    <style:style style:name="gr5" style:family="graphic" style:parent-style-name="standard">
      <style:graphic-properties draw:fill-color="#ffffcc" draw:textarea-horizontal-align="justify" draw:textarea-vertical-align="top" draw:auto-grow-height="false" fo:min-height="3.097cm" fo:min-width="4.792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color="#cccc99" draw:textarea-horizontal-align="justify" draw:textarea-vertical-align="middle" draw:auto-grow-height="false" fo:min-height="1.188cm" fo:min-width="1.038cm"/>
    </style:style>
    <style:style style:name="gr8" style:family="graphic" style:parent-style-name="objectwithoutfill">
      <style:graphic-properties svg:stroke-color="#660066" draw:marker-end="Arrow" draw:marker-end-width="0.3cm" draw:fill="none" draw:textarea-vertical-align="middle"/>
    </style:style>
    <style:style style:name="gr9" style:family="graphic" style:parent-style-name="standard">
      <style:graphic-properties draw:fill-color="#ffcc99" draw:textarea-horizontal-align="justify" draw:textarea-vertical-align="middle" draw:auto-grow-height="false" fo:min-height="1.996cm" fo:min-width="4.912cm"/>
    </style:style>
    <style:style style:name="gr10" style:family="graphic" style:parent-style-name="objectwithoutfill">
      <style:graphic-properties svg:stroke-color="#ff420e" draw:marker-end="Arrow" draw:marker-end-width="0.3cm" draw:fill="none" draw:textarea-vertical-align="middle"/>
    </style:style>
    <style:style style:name="gr11" style:family="graphic" style:parent-style-name="standard">
      <style:graphic-properties svg:stroke-color="#004586" draw:marker-start="Arrow" draw:marker-start-width="0.3cm" draw:marker-end="Arrow" draw:marker-end-width="0.3cm" draw:textarea-vertical-align="middle"/>
    </style:style>
    <style:style style:name="gr12" style:family="graphic" style:parent-style-name="standard">
      <style:graphic-properties svg:stroke-color="#660066" draw:marker-start="Arrow" draw:marker-start-width="0.3cm" draw:marker-end="Arrow" draw:marker-end-width="0.3cm" draw:textarea-vertical-align="middle"/>
    </style:style>
    <style:style style:name="gr13" style:family="graphic" style:parent-style-name="standard">
      <style:graphic-properties svg:stroke-color="#ff420e" draw:marker-start="Arrow" draw:marker-start-width="0.3cm" draw:marker-end="Arrow" draw:marker-end-width="0.3cm"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false" fo:min-height="0.468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495cm" fo:min-width="0cm"/>
    </style:style>
    <style:style style:name="P1" style:family="paragraph">
      <style:paragraph-properties fo:text-align="start"/>
    </style:style>
    <style:style style:name="P2" style:family="paragraph">
      <loext:graphic-properties draw:fill-color="#eeeeee"/>
      <style:paragraph-properties fo:text-align="start"/>
      <style:text-properties fo:font-size="24pt" style:font-size-asian="24pt" style:font-size-complex="24pt"/>
    </style:style>
    <style:style style:name="P3" style:family="paragraph">
      <style:paragraph-properties fo:text-align="center"/>
    </style:style>
    <style:style style:name="P4" style:family="paragraph">
      <loext:graphic-properties draw:fill-color="#99ccff"/>
      <style:paragraph-properties fo:text-align="center"/>
    </style:style>
    <style:style style:name="P5" style:family="paragraph">
      <loext:graphic-properties draw:fill="none"/>
      <style:paragraph-properties fo:text-align="center"/>
    </style:style>
    <style:style style:name="P6" style:family="paragraph">
      <loext:graphic-properties draw:fill-color="#ffffcc"/>
      <style:paragraph-properties fo:text-align="start"/>
      <style:text-properties fo:font-size="22pt" style:font-size-asian="22pt" style:font-size-complex="22pt"/>
    </style:style>
    <style:style style:name="P7" style:family="paragraph">
      <loext:graphic-properties draw:fill="none" draw:fill-color="#ffffff"/>
    </style:style>
    <style:style style:name="P8" style:family="paragraph">
      <loext:graphic-properties draw:fill-color="#cccc99"/>
      <style:paragraph-properties fo:text-align="center"/>
    </style:style>
    <style:style style:name="P9" style:family="paragraph">
      <loext:graphic-properties draw:fill-color="#ffcc99"/>
      <style:paragraph-properties fo:text-align="center"/>
      <style:text-properties fo:font-size="22pt" style:font-size-asian="22pt" style:font-size-complex="22pt"/>
    </style:style>
    <style:style style:name="P10" style:family="paragraph">
      <style:text-properties fo:font-size="14pt"/>
    </style:style>
    <style:style style:name="P11" style:family="paragraph">
      <loext:graphic-properties draw:fill="none" draw:fill-color="#ffffff"/>
      <style:text-properties fo:font-size="14pt"/>
    </style:style>
    <style:style style:name="P12" style:family="paragraph">
      <loext:graphic-properties draw:fill="none" draw:fill-color="#ffffff"/>
      <style:text-properties fo:color="#660066" fo:font-size="13pt" style:font-size-asian="13pt" style:font-size-complex="13pt"/>
    </style:style>
    <style:style style:name="P13" style:family="paragraph">
      <style:text-properties fo:color="#004586"/>
    </style:style>
    <style:style style:name="P14" style:family="paragraph">
      <loext:graphic-properties draw:fill="none" draw:fill-color="#ffffff"/>
      <style:text-properties fo:color="#004586" fo:font-size="13pt" style:font-size-asian="13pt" style:font-size-complex="13pt"/>
    </style:style>
    <style:style style:name="P15" style:family="paragraph">
      <style:text-properties fo:color="#ff420e"/>
    </style:style>
    <style:style style:name="P16" style:family="paragraph">
      <loext:graphic-properties draw:fill="none" draw:fill-color="#ffffff"/>
      <style:text-properties fo:color="#ff420e" fo:font-size="13pt" style:font-size-asian="13pt" style:font-size-complex="13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color="#660066" fo:font-size="13pt" style:font-size-asian="13pt" style:font-size-complex="13pt"/>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4.473cm" svg:height="11.827cm" svg:x="4.962cm" svg:y="3.115cm">
          <text:p text:style-name="P1"><text:span text:style-name="T1">SNAC</text:span></text:p>
          <draw:enhanced-geometry svg:viewBox="0 0 21600 21600" draw:type="rectangle" draw:enhanced-path="M 0 0 L 21600 0 21600 21600 0 21600 0 0 Z N"/>
        </draw:custom-shape>
        <draw:custom-shape draw:style-name="gr2" draw:text-style-name="P4" xml:id="id1" draw:id="id1" draw:layer="layout" svg:width="4.478cm" svg:height="2.985cm" svg:x="7.156cm" svg:y="6.077cm">
          <text:p text:style-name="P3">IC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xml:id="id2" draw:id="id2" draw:layer="layout" svg:width="4.478cm" svg:height="2.985cm" svg:x="8.514cm" svg:y="10.577cm">
          <text:p text:style-name="P3">IC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xml:id="id3" draw:id="id3" draw:layer="layout" svg:width="4.478cm" svg:height="2.985cm" svg:x="13.761cm" svg:y="7.095cm">
          <text:p text:style-name="P3">IC 3</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5" draw:layer="layout" draw:type="line" svg:x1="9.395cm" svg:y1="9.062cm" svg:x2="10.753cm" svg:y2="10.577cm" draw:start-shape="id1" draw:start-glue-point="2" draw:end-shape="id2" draw:end-glue-point="0" svg:d="M9395 9062l1358 1515" svg:viewBox="0 0 1359 1516">
          <text:p/>
        </draw:connector>
        <draw:connector draw:style-name="gr4" draw:text-style-name="P5" draw:layer="layout" draw:type="line" svg:x1="12.992cm" svg:y1="12.069cm" svg:x2="16cm" svg:y2="10.08cm" draw:start-shape="id2" draw:start-glue-point="1" draw:end-shape="id3" draw:end-glue-point="2" svg:d="M12992 12069l3008-1989" svg:viewBox="0 0 3009 1990">
          <text:p/>
        </draw:connector>
        <draw:custom-shape draw:style-name="gr5" draw:text-style-name="P6" draw:layer="layout" svg:width="5.654cm" svg:height="3.709cm" svg:x="20.543cm" svg:y="2.165cm">
          <text:p text:style-name="P1"><text:span text:style-name="T2">NYP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draw:layer="layout" svg:width="5.654cm" svg:height="3.709cm" svg:x="20.543cm" svg:y="8.543cm">
          <text:p text:style-name="P1"><text:span text:style-name="T2">NW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1.315cm" svg:height="0.962cm" svg:x="22.713cm" svg:y="6.597cm">
          <draw:text-box>
            <text:p>… </text:p>
          </draw:text-box>
        </draw:frame>
        <draw:custom-shape draw:style-name="gr7" draw:text-style-name="P8" xml:id="id4" draw:id="id4" draw:layer="layout" svg:width="1.538cm" svg:height="1.629cm" svg:x="22.601cm" svg:y="3.67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8" xml:id="id5" draw:id="id5" draw:layer="layout" svg:width="1.538cm" svg:height="1.629cm" svg:x="22.601cm" svg:y="10.07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5" draw:layer="layout" draw:type="line" svg:x1="11.634cm" svg:y1="7.569cm" svg:x2="22.601cm" svg:y2="4.494cm" draw:start-shape="id1" draw:start-glue-point="1" draw:end-shape="id4" draw:end-glue-point="5" svg:d="M11634 7569l10967-3075" svg:viewBox="0 0 10968 3076">
          <text:p/>
        </draw:connector>
        <draw:connector draw:style-name="gr8" draw:text-style-name="P5" draw:layer="layout" draw:type="line" svg:x1="18.239cm" svg:y1="8.587cm" svg:x2="22.601cm" svg:y2="10.894cm" draw:start-shape="id3" draw:start-glue-point="1" draw:end-shape="id5" draw:end-glue-point="5" svg:d="M18239 8587l4362 2307" svg:viewBox="0 0 4363 2308">
          <text:p/>
        </draw:connector>
        <draw:custom-shape draw:style-name="gr9" draw:text-style-name="P9" xml:id="id6" draw:id="id6" draw:layer="layout" svg:width="5.654cm" svg:height="2.488cm" svg:x="1.729cm" svg:y="15.695cm">
          <text:p text:style-name="P3"><text:span text:style-name="T2">VIA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7" draw:id="id7" draw:layer="layout" svg:width="5.654cm" svg:height="2.488cm" svg:x="8.094cm" svg:y="15.695cm">
          <text:p text:style-name="P3"><text:span text:style-name="T2">WorldC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xml:id="id8" draw:id="id8" draw:layer="layout" svg:width="5.654cm" svg:height="2.488cm" svg:x="14.486cm" svg:y="15.695cm">
          <text:p text:style-name="P3"><text:span text:style-name="T2">Wiki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1.315cm" svg:height="0.962cm" svg:x="21.199cm" svg:y="16.42cm">
          <draw:text-box>
            <text:p>… </text:p>
          </draw:text-box>
        </draw:frame>
        <draw:connector draw:style-name="gr10" draw:text-style-name="P5" draw:layer="layout" draw:type="line" svg:x1="7.156cm" svg:y1="7.569cm" svg:x2="4.556cm" svg:y2="15.695cm" draw:start-shape="id1" draw:start-glue-point="3" draw:end-shape="id6" draw:end-glue-point="0" svg:d="M7156 7569l-2600 8126" svg:viewBox="0 0 2601 8127">
          <text:p/>
        </draw:connector>
        <draw:connector draw:style-name="gr10" draw:text-style-name="P5" draw:layer="layout" draw:type="line" svg:x1="10.753cm" svg:y1="13.562cm" svg:x2="10.921cm" svg:y2="15.695cm" draw:start-shape="id2" draw:start-glue-point="2" draw:end-shape="id7" svg:d="M10753 13562l168 2133" svg:viewBox="0 0 169 2134">
          <text:p/>
        </draw:connector>
        <draw:connector draw:style-name="gr10" draw:text-style-name="P5" draw:layer="layout" draw:type="line" svg:x1="10.753cm" svg:y1="13.562cm" svg:x2="17.313cm" svg:y2="15.695cm" draw:start-shape="id2" draw:start-glue-point="2" draw:end-shape="id8" draw:end-glue-point="0" svg:d="M10753 13562l6560 2133" svg:viewBox="0 0 6561 2134">
          <text:p/>
        </draw:connector>
        <draw:g>
          <draw:line draw:style-name="gr11" draw:text-style-name="P3" draw:layer="layout" svg:x1="4.07cm" svg:y1="20.187cm" svg:x2="5.404cm" svg:y2="20.187cm">
            <text:p/>
          </draw:line>
          <draw:frame draw:style-name="gr6" draw:text-style-name="P11" draw:layer="layout" svg:width="5.332cm" svg:height="0.806cm" svg:x="5.291cm" svg:y="19.784cm">
            <draw:text-box>
              <text:p text:style-name="P10">Constellation Relation</text:p>
            </draw:text-box>
          </draw:frame>
        </draw:g>
        <draw:line draw:style-name="gr11" draw:text-style-name="P3" draw:layer="layout" svg:x1="4.172cm" svg:y1="28.863cm" svg:x2="5.506cm" svg:y2="28.863cm">
          <text:p/>
        </draw:line>
        <draw:frame draw:style-name="gr6" draw:text-style-name="P11" draw:layer="layout" svg:width="5.332cm" svg:height="0.806cm" svg:x="5.393cm" svg:y="28.46cm">
          <draw:text-box>
            <text:p text:style-name="P10">Constellation Relation</text:p>
          </draw:text-box>
        </draw:frame>
        <draw:line draw:style-name="gr11" draw:text-style-name="P3" draw:layer="layout" svg:x1="4.172cm" svg:y1="28.863cm" svg:x2="5.506cm" svg:y2="28.863cm">
          <text:p/>
        </draw:line>
        <draw:frame draw:style-name="gr6" draw:text-style-name="P11" draw:layer="layout" svg:width="5.332cm" svg:height="0.806cm" svg:x="5.393cm" svg:y="28.46cm">
          <draw:text-box>
            <text:p text:style-name="P10">Constellation Relation</text:p>
          </draw:text-box>
        </draw:frame>
        <draw:line draw:style-name="gr11" draw:text-style-name="P3" draw:layer="layout" svg:x1="4.172cm" svg:y1="28.863cm" svg:x2="5.506cm" svg:y2="28.863cm">
          <text:p/>
        </draw:line>
        <draw:frame draw:style-name="gr6" draw:text-style-name="P11" draw:layer="layout" svg:width="5.332cm" svg:height="0.806cm" svg:x="5.393cm" svg:y="28.46cm">
          <draw:text-box>
            <text:p text:style-name="P10">Constellation Relation</text:p>
          </draw:text-box>
        </draw:frame>
        <draw:g>
          <draw:line draw:style-name="gr11" draw:text-style-name="P3" draw:layer="layout" svg:x1="4.172cm" svg:y1="28.863cm" svg:x2="5.506cm" svg:y2="28.863cm">
            <text:p/>
          </draw:line>
          <draw:frame draw:style-name="gr6" draw:text-style-name="P11" draw:layer="layout" svg:width="5.332cm" svg:height="0.806cm" svg:x="5.393cm" svg:y="28.46cm">
            <draw:text-box>
              <text:p text:style-name="P10">Constellation Relation</text:p>
            </draw:text-box>
          </draw:frame>
        </draw:g>
        <draw:g>
          <draw:line draw:style-name="gr11" draw:text-style-name="P3" draw:layer="layout" svg:x1="4.172cm" svg:y1="28.863cm" svg:x2="5.506cm" svg:y2="28.863cm">
            <text:p/>
          </draw:line>
          <draw:frame draw:style-name="gr6" draw:text-style-name="P11" draw:layer="layout" svg:width="5.332cm" svg:height="0.806cm" svg:x="5.393cm" svg:y="28.46cm">
            <draw:text-box>
              <text:p text:style-name="P10">Constellation Relation</text:p>
            </draw:text-box>
          </draw:frame>
        </draw:g>
        <draw:g>
          <draw:line draw:style-name="gr11" draw:text-style-name="P3" draw:layer="layout" svg:x1="4.172cm" svg:y1="28.863cm" svg:x2="5.506cm" svg:y2="28.863cm">
            <text:p/>
          </draw:line>
          <draw:frame draw:style-name="gr6" draw:text-style-name="P11" draw:layer="layout" svg:width="5.332cm" svg:height="0.806cm" svg:x="5.393cm" svg:y="28.46cm">
            <draw:text-box>
              <text:p text:style-name="P10">Constellation Relation</text:p>
            </draw:text-box>
          </draw:frame>
        </draw:g>
        <draw:g>
          <draw:line draw:style-name="gr12" draw:text-style-name="P3" draw:layer="layout" svg:x1="11.904cm" svg:y1="20.152cm" svg:x2="13.238cm" svg:y2="20.152cm">
            <text:p/>
          </draw:line>
          <draw:frame draw:style-name="gr6" draw:text-style-name="P11" draw:layer="layout" svg:width="4.587cm" svg:height="0.806cm" svg:x="13.125cm" svg:y="19.749cm">
            <draw:text-box>
              <text:p text:style-name="P10">Resource Relation</text:p>
            </draw:text-box>
          </draw:frame>
        </draw:g>
        <draw:g>
          <draw:line draw:style-name="gr13" draw:text-style-name="P3" draw:layer="layout" svg:x1="18.994cm" svg:y1="20.185cm" svg:x2="20.328cm" svg:y2="20.185cm">
            <text:p/>
          </draw:line>
          <draw:frame draw:style-name="gr6" draw:text-style-name="P11" draw:layer="layout" svg:width="4.443cm" svg:height="0.806cm" svg:x="20.215cm" svg:y="19.782cm">
            <draw:text-box>
              <text:p text:style-name="P10">Same As Relation</text:p>
            </draw:text-box>
          </draw:frame>
        </draw:g>
        <draw:frame draw:style-name="gr14" draw:text-style-name="P12" draw:layer="layout" svg:width="2.432cm" svg:height="0.763cm" svg:x="15.016cm" svg:y="5.27cm">
          <draw:text-box>
            <text:p><text:span text:style-name="T3">creator of</text:span></text:p>
          </draw:text-box>
        </draw:frame>
        <draw:frame draw:style-name="gr15" draw:text-style-name="P14" draw:layer="layout" svg:width="3.685cm" svg:height="0.763cm" svg:x="9.905cm" svg:y="9.273cm">
          <draw:text-box>
            <text:p text:style-name="P13"><text:span text:style-name="T4">associated with</text:span></text:p>
          </draw:text-box>
        </draw:frame>
        <draw:frame draw:style-name="gr14" draw:text-style-name="P16" draw:layer="layout" svg:width="2.432cm" svg:height="0.763cm" svg:x="5.27cm" svg:y="12.915cm">
          <draw:text-box>
            <text:p text:style-name="P15"><text:span text:style-name="T4">same a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obbie Hott</meta:initial-creator>
    <meta:creation-date>2015-12-01T12:40:47.294028091</meta:creation-date>
    <dc:date>2015-12-01T13:01:25.642519420</dc:date>
    <dc:creator>Robbie Hott</dc:creator>
    <meta:editing-duration>PT5M15S</meta:editing-duration>
    <meta:editing-cycles>2</meta:editing-cycles>
    <meta:generator>LibreOffice/5.0.3.2$Linux_X86_64 LibreOffice_project/00m0$Build-2</meta:generator>
    <meta:document-statistic meta:object-count="47"/>
  </office:meta>
</office:document-meta>
</file>